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53.66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07.02mm"/>
    </style:style>
    <style:style style:name="co4" style:family="table-column">
      <style:table-column-properties fo:break-before="auto" style:column-width="96.13mm"/>
    </style:style>
    <style:style style:name="co5" style:family="table-column">
      <style:table-column-properties fo:break-before="auto" style:column-width="84.07mm"/>
    </style:style>
    <style:style style:name="co6" style:family="table-column">
      <style:table-column-properties fo:break-before="auto" style:column-width="86.47mm"/>
    </style:style>
    <style:style style:name="co7" style:family="table-column">
      <style:table-column-properties fo:break-before="auto" style:column-width="64.66mm"/>
    </style:style>
    <style:style style:name="co8" style:family="table-column">
      <style:table-column-properties fo:break-before="auto" style:column-width="110.3mm"/>
    </style:style>
    <style:style style:name="co9" style:family="table-column">
      <style:table-column-properties fo:break-before="auto" style:column-width="50.38mm"/>
    </style:style>
    <style:style style:name="co10" style:family="table-column">
      <style:table-column-properties fo:break-before="auto" style:column-width="56.9mm"/>
    </style:style>
    <style:style style:name="co11" style:family="table-column">
      <style:table-column-properties fo:break-before="auto" style:column-width="88.49mm"/>
    </style:style>
    <style:style style:name="co12" style:family="table-column">
      <style:table-column-properties fo:break-before="auto" style:column-width="22.5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Cartographie_20_du_20_secteur_20_jeune_20_p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ographie du secteur jeune 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1" table:default-cell-style-name="ce2"/>
        <table:table-column table:style-name="co11" table:default-cell-style-name="ce2"/>
        <table:table-column table:style-name="co1" table:number-columns-repeated="12" table:default-cell-style-name="ce2"/>
        <table:table-column table:style-name="co12" table:number-columns-repeated="960" table:default-cell-style-name="ce2"/>
        <table:table-column table:style-name="co13" table:default-cell-style-name="ce7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postal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www</text:p>
          </table:table-cell>
          <table:table-cell table:style-name="ce1" office:value-type="string" calcext:value-type="string">
            <text:p>reseaux</text:p>
          </table:table-cell>
          <table:table-cell table:style-name="ce1" office:value-type="string" calcext:value-type="string">
            <text:p>lieu_creation</text:p>
          </table:table-cell>
          <table:table-cell table:style-name="ce1" office:value-type="string" calcext:value-type="string">
            <text:p>lieu_diffusion</text:p>
          </table:table-cell>
          <table:table-cell table:style-name="ce1" office:value-type="string" calcext:value-type="string">
            <text:p>convention</text:p>
          </table:table-cell>
          <table:table-cell table:style-name="ce1" office:value-type="string" calcext:value-type="string">
            <text:p>structure_associee</text:p>
          </table:table-cell>
          <table:table-cell table:style-name="ce1" office:value-type="string" calcext:value-type="string">
            <text:p>creation</text:p>
          </table:table-cell>
          <table:table-cell table:style-name="ce1" office:value-type="string" calcext:value-type="string">
            <text:p>diffusion</text:p>
          </table:table-cell>
          <table:table-cell table:style-name="ce1" office:value-type="string" calcext:value-type="string">
            <text:p>diffusion_region</text:p>
          </table:table-cell>
          <table:table-cell table:style-name="ce1" office:value-type="string" calcext:value-type="string">
            <text:p>diffusion_france</text:p>
          </table:table-cell>
          <table:table-cell table:style-name="ce1" office:value-type="string" calcext:value-type="string">
            <text:p>diffusion_monde</text:p>
          </table:table-cell>
          <table:table-cell table:style-name="ce1" office:value-type="string" calcext:value-type="string">
            <text:p>diffusion_reseaux_sn</text:p>
          </table:table-cell>
          <table:table-cell table:style-name="ce1" office:value-type="string" calcext:value-type="string">
            <text:p>diffusion_reseaux_conv</text:p>
          </table:table-cell>
          <table:table-cell table:style-name="ce1" office:value-type="string" calcext:value-type="string">
            <text:p>diffusion_reseaux_ccn</text:p>
          </table:table-cell>
          <table:table-cell table:style-name="ce1" office:value-type="string" calcext:value-type="string">
            <text:p>diffusion_reseaux_cdn</text:p>
          </table:table-cell>
          <table:table-cell table:style-name="ce1" office:value-type="string" calcext:value-type="string">
            <text:p>diffusion_reseaux_thm</text:p>
          </table:table-cell>
          <table:table-cell table:style-name="ce1" office:value-type="string" calcext:value-type="string">
            <text:p>diffusion_reseaux_epci</text:p>
          </table:table-cell>
          <table:table-cell table:style-name="ce1" office:value-type="string" calcext:value-type="string">
            <text:p>diffusion_reseaux_centreculturel</text:p>
          </table:table-cell>
          <table:table-cell table:style-name="ce1" office:value-type="string" calcext:value-type="string">
            <text:p>diffusion_reseaux_mediatheque</text:p>
          </table:table-cell>
          <table:table-cell table:style-name="ce1" office:value-type="string" calcext:value-type="string">
            <text:p>diffusion_reseaux_autre</text:p>
          </table:table-cell>
          <table:table-cell table:style-name="ce1" office:value-type="string" calcext:value-type="string">
            <text:p>formesartistiques_theatre</text:p>
          </table:table-cell>
          <table:table-cell table:style-name="ce1" office:value-type="string" calcext:value-type="string">
            <text:p>formesartistiques_danse</text:p>
          </table:table-cell>
          <table:table-cell table:style-name="ce1" office:value-type="string" calcext:value-type="string">
            <text:p>formesartistiques_cirque</text:p>
          </table:table-cell>
          <table:table-cell table:style-name="ce1" office:value-type="string" calcext:value-type="string">
            <text:p>formesartistiques_musique</text:p>
          </table:table-cell>
          <table:table-cell table:style-name="ce1" office:value-type="string" calcext:value-type="string">
            <text:p>formesartistiques_marionette</text:p>
          </table:table-cell>
          <table:table-cell table:style-name="ce1" office:value-type="string" calcext:value-type="string">
            <text:p>formesartistiques_cinema</text:p>
          </table:table-cell>
          <table:table-cell table:style-name="ce1" office:value-type="string" calcext:value-type="string">
            <text:p>formesartistiques_theatreobjet</text:p>
          </table:table-cell>
          <table:table-cell table:style-name="ce1" office:value-type="string" calcext:value-type="string">
            <text:p>formesartistiques_autre</text:p>
          </table:table-cell>
          <table:table-cell table:style-name="ce1" office:value-type="string" calcext:value-type="string">
            <text:p>agecible_0-3ans</text:p>
          </table:table-cell>
          <table:table-cell table:style-name="ce5" office:value-type="string" calcext:value-type="string">
            <text:p>agecible_3-6ans</text:p>
          </table:table-cell>
          <table:table-cell table:style-name="ce5" office:value-type="string" calcext:value-type="string">
            <text:p>agecible_6-12ans</text:p>
          </table:table-cell>
          <table:table-cell table:style-name="ce5" office:value-type="string" calcext:value-type="string">
            <text:p>agecible_12+ans</text:p>
          </table:table-cell>
          <table:table-cell table:style-name="ce1" table:number-columns-repeated="960"/>
          <table:table-cell/>
        </table:table-row>
        <table:table-row table:style-name="ro1">
          <table:table-cell table:style-name="ce1" office:value-type="string" calcext:value-type="string">
            <text:p>Nom de la compagnie ou de l’artiste</text:p>
          </table:table-cell>
          <table:table-cell table:style-name="ce1" office:value-type="string" calcext:value-type="string">
            <text:p>Année de création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Mail du référent de la compagnie</text:p>
          </table:table-cell>
          <table:table-cell table:style-name="ce1" office:value-type="string" calcext:value-type="string">
            <text:p>Site web</text:p>
          </table:table-cell>
          <table:table-cell table:style-name="ce1" office:value-type="string" calcext:value-type="string">
            <text:p>De quel(s) réseau(x) ou collectif(s) jeune public faites-vous partie ?</text:p>
          </table:table-cell>
          <table:table-cell table:style-name="ce1" office:value-type="string" calcext:value-type="string">
            <text:p>Avez-vous un lieu de création ?</text:p>
          </table:table-cell>
          <table:table-cell table:style-name="ce1" office:value-type="string" calcext:value-type="string">
            <text:p>Avez-vous un lieu de diffusion ?</text:p>
          </table:table-cell>
          <table:table-cell table:style-name="ce1" office:value-type="string" calcext:value-type="string">
            <text:p>Êtes vous une compagnie conventionnée ?</text:p>
          </table:table-cell>
          <table:table-cell table:style-name="ce1" office:value-type="string" calcext:value-type="string">
            <text:p>Etes-vous associé.e.s à une structure ou en compagnonnage en 2018-2019 ?</text:p>
          </table:table-cell>
          <table:table-cell table:style-name="ce1" office:value-type="string" calcext:value-type="string">
            <text:p>Combien avez-vous créé de spectacles jeune public dans les 3 dernières années (2018-2017-2016) en tant que porteur de projet ?</text:p>
          </table:table-cell>
          <table:table-cell table:style-name="ce1" office:value-type="string" calcext:value-type="string">
            <text:p>Combien de spectacles jeune public que vous avez créés en tant que porteur de projet étaient en diffusion sur les 3 dernières années (2018-2017-2016) ?</text:p>
          </table:table-cell>
          <table:table-cell table:style-name="ce1" office:value-type="string" calcext:value-type="string">
            <text:p>Sur votre dernière saison de diffusion (2017-2018), quel est le pourcentage de représentations jouées [En Pays de La Loire]</text:p>
          </table:table-cell>
          <table:table-cell table:style-name="ce1" office:value-type="string" calcext:value-type="string">
            <text:p>Sur votre dernière saison de diffusion (2017-2018), quel est le pourcentage de représentations jouées [En France (hors Pays de la Loire)]</text:p>
          </table:table-cell>
          <table:table-cell table:style-name="ce1" office:value-type="string" calcext:value-type="string">
            <text:p>Sur votre dernière saison de diffusion (2017-2018), quel est le pourcentage de représentations jouées [A l’international]</text:p>
          </table:table-cell>
          <table:table-cell table:style-name="ce1" office:value-type="string" calcext:value-type="string">
            <text:p>Dans quel(s) réseau(x) sont diffusés vos spectacles ? [Scène nationale]</text:p>
          </table:table-cell>
          <table:table-cell table:style-name="ce1" office:value-type="string" calcext:value-type="string">
            <text:p>Dans quel(s) réseau(x) sont diffusés vos spectacles ? [Scène conventionnée]</text:p>
          </table:table-cell>
          <table:table-cell table:style-name="ce1" office:value-type="string" calcext:value-type="string">
            <text:p>Dans quel(s) réseau(x) sont diffusés vos spectacles ? [Centre chorégraphique national]</text:p>
          </table:table-cell>
          <table:table-cell table:style-name="ce1" office:value-type="string" calcext:value-type="string">
            <text:p>Dans quel(s) réseau(x) sont diffusés vos spectacles ? [Centre Dramatique National]</text:p>
          </table:table-cell>
          <table:table-cell table:style-name="ce1" office:value-type="string" calcext:value-type="string">
            <text:p>Dans quel(s) réseau(x) sont diffusés vos spectacles ? [Théâtre municipal]</text:p>
          </table:table-cell>
          <table:table-cell table:style-name="ce1" office:value-type="string" calcext:value-type="string">
            <text:p>Dans quel(s) réseau(x) sont diffusés vos spectacles ? [Communauté de communes]</text:p>
          </table:table-cell>
          <table:table-cell table:style-name="ce1" office:value-type="string" calcext:value-type="string">
            <text:p>Dans quel(s) réseau(x) sont diffusés vos spectacles ? [Centre culturel]</text:p>
          </table:table-cell>
          <table:table-cell table:style-name="ce1" office:value-type="string" calcext:value-type="string">
            <text:p>Dans quel(s) réseau(x) sont diffusés vos spectacles ? [Médiathèque]</text:p>
          </table:table-cell>
          <table:table-cell table:style-name="ce1" office:value-type="string" calcext:value-type="string">
            <text:p>Dans quel(s) réseau(x) sont diffusés vos spectacles ? [Autre]</text:p>
          </table:table-cell>
          <table:table-cell table:style-name="ce1" office:value-type="string" calcext:value-type="string">
            <text:p>Quelles sont les formes artistiques dominantes de vos créations ? [Théâtre]</text:p>
          </table:table-cell>
          <table:table-cell table:style-name="ce1" office:value-type="string" calcext:value-type="string">
            <text:p>Quelles sont les formes artistiques dominantes de vos créations ? [Danse]</text:p>
          </table:table-cell>
          <table:table-cell table:style-name="ce1" office:value-type="string" calcext:value-type="string">
            <text:p>Quelles sont les formes artistiques dominantes de vos créations ? [Cirque]</text:p>
          </table:table-cell>
          <table:table-cell table:style-name="ce1" office:value-type="string" calcext:value-type="string">
            <text:p>Quelles sont les formes artistiques dominantes de vos créations ? [Musique]</text:p>
          </table:table-cell>
          <table:table-cell table:style-name="ce1" office:value-type="string" calcext:value-type="string">
            <text:p>Quelles sont les formes artistiques dominantes de vos créations ? [Marionnette]</text:p>
          </table:table-cell>
          <table:table-cell table:style-name="ce1" office:value-type="string" calcext:value-type="string">
            <text:p>Quelles sont les formes artistiques dominantes de vos créations ? [Cinéma]</text:p>
          </table:table-cell>
          <table:table-cell table:style-name="ce1" office:value-type="string" calcext:value-type="string">
            <text:p>Quelles sont les formes artistiques dominantes de vos créations ? [Théâtre d’objet]</text:p>
          </table:table-cell>
          <table:table-cell table:style-name="ce1" office:value-type="string" calcext:value-type="string">
            <text:p>Quelles sont les formes artistiques dominantes de vos créations ? [Autre]</text:p>
          </table:table-cell>
          <table:table-cell table:style-name="ce1" office:value-type="string" calcext:value-type="string">
            <text:p>Pour quelle(s) tranche(s) d’âge créez-vous des spectacles JP ? [0 – 3 ans (toute petite enfance)]</text:p>
          </table:table-cell>
          <table:table-cell table:style-name="ce1" office:value-type="string" calcext:value-type="string">
            <text:p>Pour quelle(s) tranche(s) d’âge créez-vous des spectacles JP ? [3 – 6 ans (petite enfance)]</text:p>
          </table:table-cell>
          <table:table-cell table:style-name="ce1" office:value-type="string" calcext:value-type="string">
            <text:p>Pour quelle(s) tranche(s) d’âge créez-vous des spectacles JP ? [6 – 12 ans (enfance)]</text:p>
          </table:table-cell>
          <table:table-cell table:style-name="ce1" office:value-type="string" calcext:value-type="string">
            <text:p>Pour quelle(s) tranche(s) d’âge créez-vous des spectacles JP ? [À partir de 12 ans (adolescence)]</text:p>
          </table:table-cell>
          <table:table-cell table:style-name="ce1" table:number-columns-repeated="960"/>
          <table:table-cell/>
        </table:table-row>
        <table:table-row table:style-name="ro1">
          <table:table-cell office:value-type="string" calcext:value-type="string">
            <text:p>Compagnie Jamais 20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 rue de la grosse pierre</text:p>
          </table:table-cell>
          <table:table-cell office:value-type="float" office:value="72440" calcext:value-type="float">
            <text:p>72440</text:p>
          </table:table-cell>
          <table:table-cell office:value-type="string" calcext:value-type="string">
            <text:p>Bouloire</text:p>
          </table:table-cell>
          <table:table-cell office:value-type="string" calcext:value-type="string">
            <text:p>contact@ciejamais203.com</text:p>
          </table:table-cell>
          <table:table-cell office:value-type="string" calcext:value-type="string">
            <text:p>www.ciejamais203.com</text:p>
          </table:table-cell>
          <table:table-cell office:value-type="string" calcext:value-type="string">
            <text:p>Réseau JP Sarth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Théâtre Épida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Théâtrale Science 8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 rue Jules Bréchoir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info@sallevasse.fr</text:p>
          </table:table-cell>
          <table:table-cell office:value-type="string" calcext:value-type="string">
            <text:p>www.sallevasse.f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alle Vas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A Toute Vapeu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0 rue du Général de Wet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/>
          <table:table-cell office:value-type="string" calcext:value-type="string">
            <text:p>http://www.cieatoutevapeur.com 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Du Bout Du Toi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 rue Jacqueline Mazé</text:p>
          </table:table-cell>
          <table:table-cell office:value-type="float" office:value="49130" calcext:value-type="float">
            <text:p>49130</text:p>
          </table:table-cell>
          <table:table-cell office:value-type="string" calcext:value-type="string">
            <text:p>Les Ponts de Cé</text:p>
          </table:table-cell>
          <table:table-cell office:value-type="string" calcext:value-type="string">
            <text:p>contact@boutdutoit.net</text:p>
          </table:table-cell>
          <table:table-cell office:value-type="string" calcext:value-type="string">
            <text:p>www.boutdutoit.n et</text:p>
          </table:table-cell>
          <table:table-cell table:style-name="ce3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Théâtre d'omb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Artbiguë Ci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0 rue Jacqueline Mazé</text:p>
          </table:table-cell>
          <table:table-cell office:value-type="float" office:value="49130" calcext:value-type="float">
            <text:p>49130</text:p>
          </table:table-cell>
          <table:table-cell office:value-type="string" calcext:value-type="string">
            <text:p>Les Ponts-de-Cé</text:p>
          </table:table-cell>
          <table:table-cell office:value-type="string" calcext:value-type="string">
            <text:p>artbiguecie@yahoo.fr</text:p>
          </table:table-cell>
          <table:table-cell office:value-type="string" calcext:value-type="string">
            <text:p>https://artbigue.jimdo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Spectabili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0 rue Jacqueline Mazé</text:p>
          </table:table-cell>
          <table:table-cell office:value-type="float" office:value="49130" calcext:value-type="float">
            <text:p>49130</text:p>
          </table:table-cell>
          <table:table-cell office:value-type="string" calcext:value-type="string">
            <text:p>Les Ponts-de-Cé</text:p>
          </table:table-cell>
          <table:table-cell office:value-type="string" calcext:value-type="string">
            <text:p>cie.spectabilis@wanadoo.fr</text:p>
          </table:table-cell>
          <table:table-cell office:value-type="string" calcext:value-type="string">
            <text:p>www.ciespectabilis.com</text:p>
          </table:table-cell>
          <table:table-cell office:value-type="string" calcext:value-type="string">
            <text:p>PlatO - Plateforme jeune public des Pays de la Loir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Piment, Langue D'oisea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0 rue Jacqueline Mazé</text:p>
          </table:table-cell>
          <table:table-cell office:value-type="float" office:value="49130" calcext:value-type="float">
            <text:p>49130</text:p>
          </table:table-cell>
          <table:table-cell office:value-type="string" calcext:value-type="string">
            <text:p>Les Ponts-de-Cé</text:p>
          </table:table-cell>
          <table:table-cell office:value-type="string" calcext:value-type="string">
            <text:p>piment.langue.doiseau@gmail.com</text:p>
          </table:table-cell>
          <table:table-cell office:value-type="string" calcext:value-type="string">
            <text:p>www.ciepiment.fr</text:p>
          </table:table-cell>
          <table:table-cell office:value-type="string" calcext:value-type="string">
            <text:p>PlatO - Plateforme jeune public des Pays de la Loire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Six Monstr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0 rue Jacqueline Mazé</text:p>
          </table:table-cell>
          <table:table-cell office:value-type="float" office:value="49130" calcext:value-type="float">
            <text:p>49130</text:p>
          </table:table-cell>
          <table:table-cell office:value-type="string" calcext:value-type="string">
            <text:p>Les Ponts-de-Cé</text:p>
          </table:table-cell>
          <table:table-cell office:value-type="string" calcext:value-type="string">
            <text:p>sixmonstres@yahoo.fr</text:p>
          </table:table-cell>
          <table:table-cell office:value-type="string" calcext:value-type="string">
            <text:p>sixmonstres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Ana Igluka - Le Thermogè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05 Bd Michelet</text:p>
          </table:table-cell>
          <table:table-cell office:value-type="float" office:value="44300" calcext:value-type="float">
            <text:p>443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info@lethermogene.net</text:p>
          </table:table-cell>
          <table:table-cell office:value-type="string" calcext:value-type="string">
            <text:p>http://www.anaigluka.net/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entre socio-culturels</text:p>
            <text:p>Festival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La Lune Rouss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1 rue de Dijon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Saint Herblain</text:p>
          </table:table-cell>
          <table:table-cell office:value-type="string" calcext:value-type="string">
            <text:p>lalunerousse@free.fr</text:p>
          </table:table-cell>
          <table:table-cell office:value-type="string" calcext:value-type="string">
            <text:p>www.lalunerousse.org</text:p>
          </table:table-cell>
          <table:table-cell table:style-name="ce3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CSC Grand B (convention trienna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<text:span text:style-name="T1">Centre socio-culturels</text:span></text:p>
            <text:p><text:span text:style-name="T1">Scène mobiles</text:span></text:p>
          </table:table-cell>
          <table:table-cell table:number-columns-repeated="7" office:value-type="string" calcext:value-type="string">
            <text:p>Non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Do Mi Sol Théâtr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2 allée des fontaines</text:p>
          </table:table-cell>
          <table:table-cell office:value-type="float" office:value="72210" calcext:value-type="float">
            <text:p>72210</text:p>
          </table:table-cell>
          <table:table-cell office:value-type="string" calcext:value-type="string">
            <text:p>Fillé sur Sarthe</text:p>
          </table:table-cell>
          <table:table-cell office:value-type="string" calcext:value-type="string">
            <text:p>cie.metronome@gmail.com</text:p>
          </table:table-cell>
          <table:table-cell office:value-type="string" calcext:value-type="string">
            <text:p>metronome.webnode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2">Milieu scolaire</text:span></text:p>
            <text:p>Comités d'entreprises associations culturelles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Filtande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2 rue de la ruette</text:p>
          </table:table-cell>
          <table:table-cell office:value-type="float" office:value="44300" calcext:value-type="float">
            <text:p>44300</text:p>
          </table:table-cell>
          <table:table-cell office:value-type="string" calcext:value-type="string">
            <text:p>Nantes</text:p>
          </table:table-cell>
          <table:table-cell/>
          <table:table-cell office:value-type="string" calcext:value-type="string">
            <text:p>http://www.theatreducyclope.com/nos-creations/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Théâtre du Cycl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Centres de loisirs</text:p>
            <text:p>Théatres privés</text:p>
            <text:p>Maisons de quartiers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Duozoz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3 bis rue du moulin</text:p>
          </table:table-cell>
          <table:table-cell office:value-type="float" office:value="44610" calcext:value-type="float">
            <text:p>44610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duozozic@gmail.com</text:p>
          </table:table-cell>
          <table:table-cell office:value-type="string" calcext:value-type="string">
            <text:p>duozozic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n</text:p>
          </table:table-cell>
          <table:table-cell office:value-type="string" calcext:value-type="string">
            <text:p>Mairies</text:p>
            <text:p>Milieu scolaire</text:p>
            <text:p>Centre de loisirs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Comptoirs Du Rêv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4 rue de l'arche sèche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contact@comptoirsdureve.fr</text:p>
          </table:table-cell>
          <table:table-cell office:value-type="string" calcext:value-type="string">
            <text:p>www.comptoirsdureve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/>
            <text:p>Structures petite enfanc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Za!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5 Quai Ernest Renaud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compagnie.za@gmail.com</text:p>
          </table:table-cell>
          <table:table-cell office:value-type="string" calcext:value-type="string">
            <text:p>compagnie-za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Théâtre pour Deux Ma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De L'être Ange - Joan Vinc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6 bis rue de Veillevigne</text:p>
          </table:table-cell>
          <table:table-cell office:value-type="float" office:value="44140" calcext:value-type="float">
            <text:p>44140</text:p>
          </table:table-cell>
          <table:table-cell office:value-type="string" calcext:value-type="string">
            <text:p>Aigrefeuille-sur-Maine</text:p>
          </table:table-cell>
          <table:table-cell office:value-type="string" calcext:value-type="string">
            <text:p>joan.vince@free.fr</text:p>
          </table:table-cell>
          <table:table-cell office:value-type="string" calcext:value-type="string">
            <text:p>letreange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Cie la Tribouill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Théâtre De L'équinox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6 rue du Docteur Coignard</text:p>
          </table:table-cell>
          <table:table-cell office:value-type="float" office:value="49300" calcext:value-type="float">
            <text:p>49300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theatre.equinoxe@wanadoo.fr</text:p>
          </table:table-cell>
          <table:table-cell office:value-type="string" calcext:value-type="string">
            <text:p>www.theatrequinoxe.com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Salle polyvalent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s Tombés De La Lu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 rue Alfred Marchand</text:p>
          </table:table-cell>
          <table:table-cell office:value-type="float" office:value="72400" calcext:value-type="float">
            <text:p>72400</text:p>
          </table:table-cell>
          <table:table-cell table:style-name="ce3" office:value-type="string" calcext:value-type="string">
            <text:p>La Ferté-Bernard</text:p>
          </table:table-cell>
          <table:table-cell office:value-type="string" calcext:value-type="string">
            <text:p>tombesdelalune@gmail.com</text:p>
          </table:table-cell>
          <table:table-cell office:value-type="string" calcext:value-type="string">
            <text:p>www.tombesdelalune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Salon du livre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 office:value-type="string" calcext:value-type="string">
            <text:p>Arts plastique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Structure : Les Boites Sauvages (Coopérative Oz)- Nom D'artiste: Lulla (Collectif Lullabox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 rue Pilastre (siège de la coopérative)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boitessauvages@gmail.com</text:p>
          </table:table-cell>
          <table:table-cell office:value-type="string" calcext:value-type="string">
            <text:p>http://www.lesboitessauvages.fr/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Coopérative 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a Parenthèse / Christophe Garc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 rue d'ANtioche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christophe@la-parenthese.com</text:p>
          </table:table-cell>
          <table:table-cell office:value-type="string" calcext:value-type="string">
            <text:p>www.la-parenthese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 table:style-name="ce3" office:value-type="string" calcext:value-type="string">
            <text:p>Collégiale Saint Martin à Angers</text:p>
            <text:p>Centre Culturel René d'Anjou à Baugé-en-Anjo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Lieux patrimoniaux / Musées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Digital Samov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3 bld de Chantenay - bloc 13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contact@digitalsamovar.com</text:p>
          </table:table-cell>
          <table:table-cell office:value-type="string" calcext:value-type="string">
            <text:p>www.digitalsamovar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7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Kokesh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3 rue du Calvaire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/>
          <table:table-cell office:value-type="string" calcext:value-type="string">
            <text:p>http://www.compagniekokeshi.fr</text:p>
          </table:table-cell>
          <table:table-cell table:style-name="ce3" office:value-type="string" calcext:value-type="string">
            <text:p>PlatO - Plateforme jeune public des Pays de la Loire</text:p>
            <text:p>Scène d'Enfance - Assitej France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Rekuperto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8 av du général de Gaulle</text:p>
          </table:table-cell>
          <table:table-cell office:value-type="float" office:value="44310" calcext:value-type="float">
            <text:p>44310</text:p>
          </table:table-cell>
          <table:table-cell office:value-type="string" calcext:value-type="string">
            <text:p>Saint-Colomban</text:p>
          </table:table-cell>
          <table:table-cell office:value-type="string" calcext:value-type="string">
            <text:p>rekupertou@yahoo.fr</text:p>
          </table:table-cell>
          <table:table-cell office:value-type="string" calcext:value-type="string">
            <text:p>http://www.rekupertou.com/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Lob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 boulevard Daviers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cieloba@cieloba.org</text:p>
          </table:table-cell>
          <table:table-cell office:value-type="string" calcext:value-type="string">
            <text:p>www.cieloba.org</text:p>
          </table:table-cell>
          <table:table-cell table:style-name="ce3" office:value-type="string" calcext:value-type="string">
            <text:p>PJP 49</text:p>
            <text:p>PlatO - Plateforme jeune public des Pays de la Loire</text:p>
            <text:p>Scène d'Enfance - Assitej Franc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3" office:value-type="string" calcext:value-type="string">
            <text:p>La Maison du conte (Chevilly-Larue – 94)</text:p>
            <text:p>Scènes de Pays dans les Mauges (Beaupréau-en-Mauges – 49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Hanoumat Ci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3 boulevard Daviers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administration@hanoumat.com</text:p>
          </table:table-cell>
          <table:table-cell office:value-type="string" calcext:value-type="string">
            <text:p>www.hanoumat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 table:style-name="ce4" office:value-type="string" calcext:value-type="string">
            <text:p>SAAS (Structures-artistes associés solidaires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Îlot 1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 Rue Baron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contact@ilot135.com</text:p>
          </table:table-cell>
          <table:table-cell office:value-type="string" calcext:value-type="string">
            <text:p>www.ilot135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Paq'la Lun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, rue Eugène Thomas</text:p>
          </table:table-cell>
          <table:table-cell office:value-type="float" office:value="44300" calcext:value-type="float">
            <text:p>443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contact@paqlalune.fr</text:p>
          </table:table-cell>
          <table:table-cell office:value-type="string" calcext:value-type="string">
            <text:p>http://www.paqlalune.fr/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lieu scolaire</text:p>
            <text:p>IME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aurent Deschamps, Cie La Tête À Tot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33 rue des Moulins</text:p>
          </table:table-cell>
          <table:table-cell office:value-type="float" office:value="44190" calcext:value-type="float">
            <text:p>44190</text:p>
          </table:table-cell>
          <table:table-cell office:value-type="string" calcext:value-type="string">
            <text:p>Gétigné</text:p>
          </table:table-cell>
          <table:table-cell/>
          <table:table-cell office:value-type="string" calcext:value-type="string">
            <text:p>www.laurentdeschamps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table:style-name="ce4" office:value-type="string" calcext:value-type="string">
            <text:p>Milieu associatif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Conte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Paf Théât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5 rue de degré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paftheatre@gmail.com</text:p>
          </table:table-cell>
          <table:table-cell office:value-type="string" calcext:value-type="string">
            <text:p>paftheatre.f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Paf Théât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5 rue de degré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paftheatre@gmail.com</text:p>
          </table:table-cell>
          <table:table-cell office:value-type="string" calcext:value-type="string">
            <text:p>paftheatre.f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<text:span text:style-name="T1">Milieu associatif</text:span></text:p>
            <text:p><text:span text:style-name="T1">Milieu scolaire</text:span></text:p>
            <text:p><text:span text:style-name="T1">Festival</text:span>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A Trois Branch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5 rue de Degré Hall B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atroisbranches@gmail.com</text:p>
          </table:table-cell>
          <table:table-cell office:value-type="string" calcext:value-type="string">
            <text:p>www.compagnieatroisbranches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<text:span text:style-name="T1">Milieu scolaire</text:span></text:p>
            <text:p><text:span text:style-name="T1">Structures petite enfance</text:span></text:p>
            <text:p><text:span text:style-name="T1">Hôpitaux</text:span>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4" office:value-type="string" calcext:value-type="string">
            <text:p>Oui</text:p>
          </table:table-cell>
          <table:table-cell table:style-name="ce6" table:number-columns-repeated="960"/>
          <table:table-cell/>
        </table:table-row>
        <table:table-row table:style-name="ro1">
          <table:table-cell office:value-type="string" calcext:value-type="string">
            <text:p>Perenne Compagni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35 rue de degré, Hall B - appt 201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contact@perenne-cie.org</text:p>
          </table:table-cell>
          <table:table-cell office:value-type="string" calcext:value-type="string">
            <text:p>https://compagnieperenne.jimdo.com/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Bibliothèques / Médiathèqies</text:p>
          </table:table-cell>
          <table:table-cell table:number-columns-repeated="7" office:value-type="string" calcext:value-type="string">
            <text:p>Non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 Théâtre Du Zoua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5 rue de Degré, Hall B, appt 201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theatre_du_zouave@hotmail.fr</text:p>
          </table:table-cell>
          <table:table-cell office:value-type="string" calcext:value-type="string">
            <text:p>http://theatre-du-zouave.wix.com/compagnie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s Artisans Rêveu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 rue Gaston guillemet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Fontenay-le-Comte</text:p>
          </table:table-cell>
          <table:table-cell office:value-type="string" calcext:value-type="string">
            <text:p>contact@lesartisansreveurs.com</text:p>
          </table:table-cell>
          <table:table-cell office:value-type="string" calcext:value-type="string">
            <text:p>www.lesartisansreveurs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Du Moulin À Paro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40 Levée de la Divatte</text:p>
          </table:table-cell>
          <table:table-cell office:value-type="float" office:value="44450" calcext:value-type="float">
            <text:p>44450</text:p>
          </table:table-cell>
          <table:table-cell office:value-type="string" calcext:value-type="string">
            <text:p>Saint-Julien-de-Concelles</text:p>
          </table:table-cell>
          <table:table-cell table:number-columns-repeated="3"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Pic A S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 rue Montaign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ie.picason@gmail.com</text:p>
          </table:table-cell>
          <table:table-cell office:value-type="string" calcext:value-type="string">
            <text:p>http://ciepicason.wix.com/cie-picason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Al Et Les Astrolob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1 RUE DE LA BOURDONNAIS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/>
          <table:table-cell office:value-type="string" calcext:value-type="string">
            <text:p>https://www.astrolobi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Dans l’espace public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feuvre Anni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52 ter rue du levant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ylefeuvre@gmail.com</text:p>
          </table:table-cell>
          <table:table-cell office:value-type="string" calcext:value-type="string">
            <text:p>www.yannicklefeuvre-conteur.fr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Theâtre du Passeu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Théâtre priv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Conte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Les 3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8 boulevard du Doyenné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lestroist@cegetel.net</text:p>
          </table:table-cell>
          <table:table-cell office:value-type="string" calcext:value-type="string">
            <text:p>www.compagnielestroist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SAAS (Structures-artistes associés solidaires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Milieu Associatif</text:p>
            <text:p>Chez l’habitant</text:p>
            <text:p>Maison de quartier</text:p>
            <text:p><text:span text:style-name="T2">Milieu scolaire</text:span></text:p>
            <text:p><text:span text:style-name="T2">Lieux patrimoniaux / Musées</text:span>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4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s Mauvaises Herb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 rue de l'Ermitage 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lesmauvaisesherbes16@gmail.com</text:p>
          </table:table-cell>
          <table:table-cell table:number-columns-repeated="2"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6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rock'note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6 Place de l'Eglise</text:p>
          </table:table-cell>
          <table:table-cell office:value-type="float" office:value="49125" calcext:value-type="float">
            <text:p>49125</text:p>
          </table:table-cell>
          <table:table-cell office:value-type="string" calcext:value-type="string">
            <text:p>Briollay</text:p>
          </table:table-cell>
          <table:table-cell office:value-type="string" calcext:value-type="string">
            <text:p>crock.notes.asso@gmail.com</text:p>
          </table:table-cell>
          <table:table-cell office:value-type="string" calcext:value-type="string">
            <text:p>http://laboxajac.wixsite.com/jeunepubliclaboxajac</text:p>
          </table:table-cell>
          <table:table-cell office:value-type="string" calcext:value-type="string">
            <text:p>RAMDAM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rque D'anges Heureux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7 rue du lavoir</text:p>
          </table:table-cell>
          <table:table-cell office:value-type="float" office:value="72440" calcext:value-type="float">
            <text:p>72440</text:p>
          </table:table-cell>
          <table:table-cell office:value-type="string" calcext:value-type="string">
            <text:p>Tresson</text:p>
          </table:table-cell>
          <table:table-cell office:value-type="string" calcext:value-type="string">
            <text:p>cirquedangesheureux@orange.fr</text:p>
          </table:table-cell>
          <table:table-cell office:value-type="string" calcext:value-type="string">
            <text:p>www.cirquedangesheureux.com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stival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Jalynka (Karine Jarry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 rue letouze 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karinja.rry@gmail.com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n</text:p>
          </table:table-cell>
          <table:table-cell office:value-type="string" calcext:value-type="string">
            <text:p>Milieu scolaire</text:p>
            <text:p>Structures petite enfanc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4 À Corp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 bd Aristide Briand Pôle associatif n°122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compagnie4acorps@gmail.com</text:p>
          </table:table-cell>
          <table:table-cell office:value-type="string" calcext:value-type="string">
            <text:p>www.compagnie4acorps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Grizzl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71 bd Aristide Briand, Pôle associatif boite 6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theatre.grizzli@wanadoo.fr</text:p>
          </table:table-cell>
          <table:table-cell office:value-type="string" calcext:value-type="string">
            <text:p>http://www.theatre-grizzli.fr/</text:p>
          </table:table-cell>
          <table:table-cell office:value-type="string" calcext:value-type="string">
            <text:p>Scène d'Enfance - Assitej France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ilieu associatif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71, bd Aristide Briand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compagnie.pirate@gmail.com</text:p>
          </table:table-cell>
          <table:table-cell office:value-type="string" calcext:value-type="string">
            <text:p>www.compagnie.pirate.fr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Arts plastiqu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Hellet Ludov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 rue du granit</text:p>
          </table:table-cell>
          <table:table-cell office:value-type="float" office:value="85170" calcext:value-type="float">
            <text:p>85170</text:p>
          </table:table-cell>
          <table:table-cell office:value-type="string" calcext:value-type="string">
            <text:p>Saint-Denis-la-Chevasse</text:p>
          </table:table-cell>
          <table:table-cell office:value-type="string" calcext:value-type="string">
            <text:p>ludo.hellet@hotmail.fr</text:p>
          </table:table-cell>
          <table:table-cell table:number-columns-repeated="2"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ez l’habitant</text:p>
            <text:p>Milieu associatif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udovic Helle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 rue du granit</text:p>
          </table:table-cell>
          <table:table-cell office:value-type="float" office:value="85170" calcext:value-type="float">
            <text:p>85170</text:p>
          </table:table-cell>
          <table:table-cell office:value-type="string" calcext:value-type="string">
            <text:p>Saint-Denis-la-Chevasse</text:p>
          </table:table-cell>
          <table:table-cell office:value-type="string" calcext:value-type="string">
            <text:p>ludo.hellet@hotmail.fr</text:p>
          </table:table-cell>
          <table:table-cell table:number-columns-repeated="2"/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Conte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Niouton'théâtr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ssociation Poisson Pilote, Bloc 13, 23 bd de Chantenay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associationpoissonpilote@gmail.com</text:p>
          </table:table-cell>
          <table:table-cell office:value-type="string" calcext:value-type="string">
            <text:p>http://www.nioutontheatre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Association Poisson Pilo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Théâtre Cabin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ssociation Poisson Pilote, Bloc 13, 23 bd de Chantenay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remilelong@gmail.com</text:p>
          </table:table-cell>
          <table:table-cell office:value-type="string" calcext:value-type="string">
            <text:p>http://www.theatrecabines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Association Poisson Pilo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table:style-name="ce4" office:value-type="string" calcext:value-type="string">
            <text:p>Milieu associatif</text:p>
            <text:p><text:span text:style-name="T2">Milieu scolaire</text:span>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Lili Desastres</text:p>
          </table:table-cell>
          <table:table-cell/>
          <table:table-cell office:value-type="string" calcext:value-type="string">
            <text:p>ATH associés / Les Fresnaies / 61-63 rue de la Paperie</text:p>
          </table:table-cell>
          <table:table-cell office:value-type="float" office:value="49124" calcext:value-type="float">
            <text:p>49124</text:p>
          </table:table-cell>
          <table:table-cell office:value-type="string" calcext:value-type="string">
            <text:p>Saint-Barthélemy-d'Anjou</text:p>
          </table:table-cell>
          <table:table-cell office:value-type="string" calcext:value-type="string">
            <text:p>diffusion.lilidesastres@gmail.com</text:p>
          </table:table-cell>
          <table:table-cell table:number-columns-repeated="2"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T’atriu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re de rencontres rue du haut bourg</text:p>
          </table:table-cell>
          <table:table-cell office:value-type="float" office:value="53940" calcext:value-type="float">
            <text:p>53940</text:p>
          </table:table-cell>
          <table:table-cell office:value-type="string" calcext:value-type="string">
            <text:p>Saint-Berthevin</text:p>
          </table:table-cell>
          <table:table-cell office:value-type="string" calcext:value-type="string">
            <text:p>administration@tatrium.com</text:p>
          </table:table-cell>
          <table:table-cell office:value-type="string" calcext:value-type="string">
            <text:p>www.tatrium.com</text:p>
          </table:table-cell>
          <table:table-cell office:value-type="string" calcext:value-type="string">
            <text:p>PlatO - Plateforme jeune public des Pays de la Loir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ille de Saint-Berthev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Tétrofor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ssociation Les Gamettes, 35 rue de Degré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tetrofort@aol.com</text:p>
          </table:table-cell>
          <table:table-cell office:value-type="string" calcext:value-type="string">
            <text:p>www.tetrofort.com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Isaur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maine culturel, Saint-Lézin</text:p>
          </table:table-cell>
          <table:table-cell office:value-type="float" office:value="49120" calcext:value-type="float">
            <text:p>49120</text:p>
          </table:table-cell>
          <table:table-cell office:value-type="string" calcext:value-type="string">
            <text:p>Chemillé-en-anjou</text:p>
          </table:table-cell>
          <table:table-cell office:value-type="string" calcext:value-type="string">
            <text:p>isaurel.cie@gmail.com</text:p>
          </table:table-cell>
          <table:table-cell office:value-type="string" calcext:value-type="string">
            <text:p>www.isaurel.com</text:p>
          </table:table-cell>
          <table:table-cell office:value-type="string" calcext:value-type="string">
            <text:p>Enfance et musiqu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Réseau nature / environneme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es 'Mister' De L'ouest - Julien Poilvil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Gilberdière</text:p>
          </table:table-cell>
          <table:table-cell office:value-type="float" office:value="49150" calcext:value-type="float">
            <text:p>49150</text:p>
          </table:table-cell>
          <table:table-cell office:value-type="string" calcext:value-type="string">
            <text:p>Le Vieil Baugé</text:p>
          </table:table-cell>
          <table:table-cell/>
          <table:table-cell office:value-type="string" calcext:value-type="string">
            <text:p>www.lesmisterdelouest.fr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Milieu scolair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a Cigale Spectac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 chêne beunard</text:p>
          </table:table-cell>
          <table:table-cell office:value-type="float" office:value="72210" calcext:value-type="float">
            <text:p>72210</text:p>
          </table:table-cell>
          <table:table-cell office:value-type="string" calcext:value-type="string">
            <text:p>Voivres-lès-le-Mans</text:p>
          </table:table-cell>
          <table:table-cell office:value-type="string" calcext:value-type="string">
            <text:p>virginiepicard-lacigale@gmx.fr</text:p>
          </table:table-cell>
          <table:table-cell table:number-columns-repeated="2"/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Théâtre de Chaoué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6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A Deux Main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e pin</text:p>
          </table:table-cell>
          <table:table-cell office:value-type="float" office:value="85220" calcext:value-type="float">
            <text:p>85220</text:p>
          </table:table-cell>
          <table:table-cell office:value-type="string" calcext:value-type="string">
            <text:p>Coëx</text:p>
          </table:table-cell>
          <table:table-cell office:value-type="string" calcext:value-type="string">
            <text:p>la-caravane-magique@sfr.fr</text:p>
          </table:table-cell>
          <table:table-cell office:value-type="string" calcext:value-type="string">
            <text:p>www.la-caravane-magique.com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  <text:p><text:span text:style-name="T2">Milieu scolaire</text:span></text:p>
          </table:table-cell>
          <table:table-cell table:number-columns-repeated="6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héâtre d'omb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Resnonverb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 SAAS la cité des associations - 58 bd du Doyenné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cie.r.n.v@gmail.com</text:p>
          </table:table-cell>
          <table:table-cell office:value-type="string" calcext:value-type="string">
            <text:p>https://ciernv.wixsite.com/resnonverba</text:p>
          </table:table-cell>
          <table:table-cell/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ie T'es Pas Mioch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 Silo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tespasmioche@gmail.com</text:p>
          </table:table-cell>
          <table:table-cell office:value-type="string" calcext:value-type="string">
            <text:p>www.cietespasmioche.fr 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prises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réatures Compagn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Beaux Manteaux Sud</text:p>
          </table:table-cell>
          <table:table-cell office:value-type="float" office:value="72610" calcext:value-type="float">
            <text:p>72610</text:p>
          </table:table-cell>
          <table:table-cell office:value-type="string" calcext:value-type="string">
            <text:p>Fyé</text:p>
          </table:table-cell>
          <table:table-cell office:value-type="string" calcext:value-type="string">
            <text:p>creatures.hj@gmail.com</text:p>
          </table:table-cell>
          <table:table-cell office:value-type="string" calcext:value-type="string">
            <text:p>http://cie.creatures.free.fr/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mpagnie Lil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irie</text:p>
          </table:table-cell>
          <table:table-cell office:value-type="float" office:value="72150" calcext:value-type="float">
            <text:p>72150</text:p>
          </table:table-cell>
          <table:table-cell office:value-type="string" calcext:value-type="string">
            <text:p>Saint-Vincent-du-Lorouër</text:p>
          </table:table-cell>
          <table:table-cell office:value-type="string" calcext:value-type="string">
            <text:p>compagnielily@gmail.com</text:p>
          </table:table-cell>
          <table:table-cell office:value-type="string" calcext:value-type="string">
            <text:p>www.compagnie-lily.org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<text:span text:style-name="T2">Milieu scolaire</text:span></text:p>
            <text:p><text:span text:style-name="T2">Chez l’habitant</text:span></text:p>
            <text:p>Bibliothèques / Médiathèqies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Bouskidou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roductions hirsutes - 9 rue des olivet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iffusion@productionshirsutes.com</text:p>
          </table:table-cell>
          <table:table-cell office:value-type="string" calcext:value-type="string">
            <text:p>https://www.productionshirsutes.com/</text:p>
          </table:table-cell>
          <table:table-cell table:style-name="ce3" office:value-type="string" calcext:value-type="string">
            <text:p>RAMDAM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h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oductions hirsutes - 9 rue des olivet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iffusion@productionshirsutes.com</text:p>
          </table:table-cell>
          <table:table-cell office:value-type="string" calcext:value-type="string">
            <text:p>https://www.productionshirsutes.com/</text:p>
          </table:table-cell>
          <table:table-cell table:style-name="ce3" office:value-type="string" calcext:value-type="string">
            <text:p>RAMDAM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. Charl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roductions hirsutes - 9 rue des olivet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iffusion@productionshirsutes.com</text:p>
          </table:table-cell>
          <table:table-cell office:value-type="string" calcext:value-type="string">
            <text:p>https://www.productionshirsutes.com/</text:p>
          </table:table-cell>
          <table:table-cell table:style-name="ce3" office:value-type="string" calcext:value-type="string">
            <text:p>RAMDAM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table:number-columns-repeated="7" office:value-type="string" calcext:value-type="string">
            <text:p>Non</text:p>
          </table:table-cell>
          <table:table-cell office:value-type="string" calcext:value-type="string">
            <text:p>Art de r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arc Tetedoi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oductions hirsutes - 9 rue des olivet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iffusion@productionshirsutes.com</text:p>
          </table:table-cell>
          <table:table-cell office:value-type="string" calcext:value-type="string">
            <text:p>https://www.productionshirsutes.com/</text:p>
          </table:table-cell>
          <table:table-cell table:style-name="ce3" office:value-type="string" calcext:value-type="string">
            <text:p>RAMDAM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Poussins Phoniqu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oductions hirsutes - 9 rue des olivet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iffusion@productionshirsutes.com</text:p>
          </table:table-cell>
          <table:table-cell office:value-type="string" calcext:value-type="string">
            <text:p>https://www.productionshirsutes.com/</text:p>
          </table:table-cell>
          <table:table-cell table:style-name="ce3" office:value-type="string" calcext:value-type="string">
            <text:p>RAMDAM</text:p>
          </table:table-cell>
          <table:table-cell table:number-columns-repeated="3" office:value-type="string" calcext:value-type="string">
            <text:p>N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Festival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1"/>
        </table:table-row>
        <table:table-row table:style-name="ro2" table:number-rows-repeated="1048507">
          <table:table-cell table:number-columns-repeated="999"/>
        </table:table-row>
        <table:table-row table:style-name="ro2">
          <table:table-cell table:number-columns-repeated="999"/>
        </table:table-row>
        <table:named-expressions>
          <table:named-range table:name="_xlnm._FilterDatabase" table:base-cell-address="$'Cartographie du secteur jeune p'.$A$1" table:cell-range-address="$'Cartographie du secteur jeune p'.$A$3:.$AL$68"/>
          <table:named-range table:name="_xlnm._FilterDatabase_0" table:base-cell-address="$'Cartographie du secteur jeune p'.$A$1" table:cell-range-address="$'Cartographie du secteur jeune p'.$A$3:.$AL$68"/>
        </table:named-expressions>
      </table:table>
      <table:named-expressions/>
      <table:database-ranges>
        <table:database-range table:name="__Anonymous_Sheet_DB__0" table:target-range-address="'Cartographie du secteur jeune p'.A2:'Cartographie du secteur jeune p'.AL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2.7mm" fo:margin-right="12.7mm" style:print-page-order="ttb" style:first-page-number="1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12.7mm" fo:margin-left="0mm" fo:margin-right="0mm" fo:margin-top="8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6:48:10.791458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tographie_20_du_20_secteur_20_jeune_20_p" style:display-name="PageStyle_Cartographie du secteur jeune 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41:39</meta:creation-date>
    <dc:language>fr-FR</dc:language>
    <dc:date>2018-10-31T16:56:54.971068121</dc:date>
    <meta:editing-cycles>15</meta:editing-cycles>
    <meta:editing-duration>PT3H34M22S</meta:editing-duration>
    <meta:generator>LibreOffice/6.1.1.1$Linux_X86_64 LibreOffice_project/10$Build-1</meta:generator>
    <meta:document-statistic meta:table-count="1" meta:cell-count="2390" meta:object-count="0"/>
  </office:meta>
</office:document-meta>
</file>